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8"/>
        <table:table-column table:style-name="co4" table:default-cell-style-name="ce28"/>
        <table:table-column table:style-name="co1" table:number-columns-repeated="3" table:default-cell-style-name="ce28"/>
        <table:table-column table:style-name="co1" table:default-cell-style-name="ce32"/>
        <table:table-column table:style-name="co1" table:number-columns-repeated="4" table:default-cell-style-name="ce33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 table:number-columns-repeated="5"/>
        </table:table-row>
        <table:table-row table:style-name="ro2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76" calcext:value-type="float">
            <text:p>4,76</text:p>
          </table:table-cell>
          <table:table-cell office:value-type="float" office:value="90.48" calcext:value-type="float">
            <text:p>90,48</text:p>
          </table:table-cell>
          <table:table-cell office:value-type="float" office:value="4.76" calcext:value-type="float">
            <text:p>4,76</text:p>
          </table:table-cell>
          <table:table-cell table:formula="of:=SUM([.C2:.G2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71" calcext:value-type="float">
            <text:p>71,00</text:p>
          </table:table-cell>
          <table:table-cell office:value-type="float" office:value="29" calcext:value-type="float">
            <text:p>29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rl</text:p>
          </table:table-cell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.33" calcext:value-type="float">
            <text:p>33,33</text:p>
          </table:table-cell>
          <table:table-cell office:value-type="float" office:value="16.67" calcext:value-type="float">
            <text:p>16,67</text:p>
          </table:table-cell>
          <table:table-cell office:value-type="float" office:value="50" calcext:value-type="float">
            <text:p>50,00</text:p>
          </table:table-cell>
          <table:table-cell table:formula="of:=SUM([.C4:.G4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rl</text:p>
          </table:table-cell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style-name="ce30" office:value-type="float" office:value="33.33" calcext:value-type="float">
            <text:p>33,33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16.67" calcext:value-type="float">
            <text:p>16,67</text:p>
          </table:table-cell>
          <table:table-cell table:formula="of:=SUM([.C5:.G5])" office:value-type="float" office:value="100" calcext:value-type="float">
            <text:p>100,000</text:p>
          </table:table-cell>
          <table:table-cell table:style-name="Default" table:number-columns-repeated="4"/>
        </table:table-row>
      </table:table>
      <table:table table:name="Autoaperfeicoamento" table:style-name="ta1">
        <table:table-column table:style-name="co1" table:number-columns-repeated="2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85.71" calcext:value-type="float">
            <text:p>85,71</text:p>
          </table:table-cell>
          <table:table-cell office:value-type="float" office:value="0" calcext:value-type="float">
            <text:p>0,00</text:p>
          </table:table-cell>
          <table:table-cell table:formula="of:=SUM([.C2:.G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14.29" calcext:value-type="float">
            <text:p>14,29</text:p>
          </table:table-cell>
          <table:table-cell office:value-type="float" office:value="61.9" calcext:value-type="float">
            <text:p>61,90</text:p>
          </table:table-cell>
          <table:table-cell office:value-type="float" office:value="23.81" calcext:value-type="float">
            <text:p>23,81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,00</text:p>
          </table:table-cell>
          <table:table-cell office:value-type="float" office:value="66.67" calcext:value-type="float">
            <text:p>66,67</text:p>
          </table:table-cell>
          <table:table-cell table:formula="of:=SUM([.C4:.G4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table:formula="of:=SUM([.C5:.G5])" office:value-type="float" office:value="100" calcext:value-type="float">
            <text:p>100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table table:name="Responsabilidade" table:style-name="ta1">
        <table:table-column table:style-name="co1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5" calcext:value-type="float">
            <text:p>95,00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table:formula="of:=SUM([.B2:.F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Intv</text:span></text:p>
          </table:table-cell>
          <table:table-cell office:value-type="float" office:value="9" calcext:value-type="float">
            <text:p>9,00</text:p>
          </table:table-cell>
          <table:table-cell office:value-type="float" office:value="77" calcext:value-type="float">
            <text:p>77,0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table:formula="of:=SUM([.B3:.F3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Inici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50" calcext:value-type="float">
            <text:p>50,00</text:p>
          </table:table-cell>
          <table:table-cell office:value-type="float" office:value="16" calcext:value-type="float">
            <text:p>16,00</text:p>
          </table:table-cell>
          <table:table-cell table:formula="of:=SUM([.B4:.F4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33.33" calcext:value-type="float">
            <text:p>33,33</text:p>
          </table:table-cell>
          <table:table-cell table:number-columns-repeated="2" office:value-type="float" office:value="16.67" calcext:value-type="float">
            <text:p>16,67</text:p>
          </table:table-cell>
          <table:table-cell table:formula="of:=SUM([.B5:.F5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5:21:32.49495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8T15:22:03.954632500</dc:date>
    <meta:editing-duration>PT3H33M22S</meta:editing-duration>
    <meta:editing-cycles>28</meta:editing-cycles>
    <meta:generator>LibreOffice/25.2.7.2$Windows_X86_64 LibreOffice_project/5cbfd1ab6520636bb5f7b99185aa69bd7456825d</meta:generator>
    <meta:document-statistic meta:table-count="3" meta:cell-count="113" meta:object-count="0"/>
  </office:meta>
</office:document-meta>
</file>